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7af" officeooo:paragraph-rsid="0018a7af"/>
    </style:style>
    <style:style style:name="P2" style:family="paragraph" style:parent-style-name="Standard">
      <style:text-properties officeooo:rsid="00200472" officeooo:paragraph-rsid="00200472"/>
    </style:style>
    <style:style style:name="P3" style:family="paragraph" style:parent-style-name="Standard">
      <style:text-properties officeooo:rsid="002471d2" officeooo:paragraph-rsid="002471d2"/>
    </style:style>
    <style:style style:name="P4" style:family="paragraph" style:parent-style-name="Standard" style:list-style-name="L1">
      <style:text-properties officeooo:paragraph-rsid="0018a7af"/>
    </style:style>
    <style:style style:name="P5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8a7af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acfe9" officeooo:paragraph-rsid="001acfe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17631" officeooo:paragraph-rsid="0021763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5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1d2" officeooo:paragraph-rsid="002471d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756c4" officeooo:paragraph-rsid="002756c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81467" officeooo:paragraph-rsid="0028146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7">
      <style:text-properties fo:font-variant="normal" fo:text-transform="none" fo:color="#000000" style:font-name="Arial" fo:font-size="12pt" fo:letter-spacing="normal" fo:font-style="normal" fo:font-weight="normal" officeooo:rsid="002b0215" officeooo:paragraph-rsid="002b021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75fe2" officeooo:paragraph-rsid="00375fe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text-properties fo:font-variant="normal" fo:text-transform="none" fo:color="#2a00ff" style:font-name="Consolas" fo:font-size="10pt" fo:letter-spacing="normal" fo:font-style="italic" fo:font-weight="normal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a00ff" style:font-name="Consolas" fo:font-size="10pt" fo:letter-spacing="normal" fo:font-style="italic" fo:font-weight="normal" officeooo:rsid="0024796a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27" style:family="paragraph" style:parent-style-name="Standard" style:list-style-name="L6">
      <style:text-properties fo:font-variant="normal" fo:text-transform="none" fo:color="#2a00ff" style:font-name="Consolas" fo:font-size="10pt" fo:letter-spacing="normal" fo:font-style="italic" fo:font-weight="normal" officeooo:rsid="00281467" officeooo:paragraph-rsid="00281467" style:font-size-asian="10pt" style:font-style-asian="italic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officeooo:rsid="001acfe9" officeooo:paragraph-rsid="001acfe9"/>
    </style:style>
    <style:style style:name="P29" style:family="paragraph" style:parent-style-name="Standard" style:list-style-name="L4">
      <style:text-properties officeooo:rsid="0020913a" officeooo:paragraph-rsid="0020913a"/>
    </style:style>
    <style:style style:name="P30" style:family="paragraph" style:parent-style-name="Standard" style:list-style-name="L5">
      <style:text-properties officeooo:paragraph-rsid="0024796a"/>
    </style:style>
    <style:style style:name="P31" style:family="paragraph" style:parent-style-name="Standard" style:list-style-name="L6">
      <style:text-properties officeooo:rsid="002756c4" officeooo:paragraph-rsid="002756c4"/>
    </style:style>
    <style:style style:name="P32" style:family="paragraph" style:parent-style-name="Standard" style:list-style-name="L7">
      <style:text-properties officeooo:rsid="002b0215" officeooo:paragraph-rsid="002b0215"/>
    </style:style>
    <style:style style:name="P33" style:family="paragraph" style:parent-style-name="Standard" style:list-style-name="L7">
      <style:text-properties officeooo:rsid="002c05bc" officeooo:paragraph-rsid="002c05bc"/>
    </style:style>
    <style:style style:name="P34" style:family="paragraph" style:parent-style-name="Standard" style:list-style-name="L7">
      <style:text-properties officeooo:rsid="002e5888" officeooo:paragraph-rsid="002e5888"/>
    </style:style>
    <style:style style:name="P35" style:family="paragraph" style:parent-style-name="Standard" style:list-style-name="L8">
      <style:text-properties officeooo:paragraph-rsid="0033e520"/>
    </style:style>
    <style:style style:name="P36" style:family="paragraph" style:parent-style-name="Standard" style:list-style-name="L8">
      <style:text-properties officeooo:paragraph-rsid="00375fe2"/>
    </style:style>
    <style:style style:name="P37" style:family="paragraph" style:parent-style-name="Standard" style:list-style-name="L8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8a7af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20214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23a0d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425d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479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33e52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375fe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646464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2a00ff" style:font-name="Consolas" fo:font-size="10pt" fo:letter-spacing="normal" fo:font-style="italic" fo:font-weight="normal" style:font-size-asian="10pt" style:font-style-asian="italic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f5fbf" style:font-name="Consolas1" fo:font-size="10pt" fo:letter-spacing="normal" fo:font-style="normal" fo:font-weight="normal" officeooo:rsid="00375fe2" style:font-size-asian="10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2a00ff" style:font-name="Consolas1" fo:font-size="10pt" style:font-size-asian="10pt"/>
    </style:style>
    <style:style style:name="T15" style:family="text">
      <style:text-properties fo:color="#2a00ff" style:font-name="Consolas1" fo:font-size="10pt" fo:font-style="italic" style:font-size-asian="10pt" style:font-style-asian="italic"/>
    </style:style>
    <style:style style:name="T16" style:family="text">
      <style:text-properties fo:color="#2a00ff" style:font-name="Consolas1" fo:font-size="10pt" fo:font-style="italic" officeooo:rsid="00357130" style:font-size-asian="10pt" style:font-style-asian="italic"/>
    </style:style>
    <style:style style:name="T17" style:family="text">
      <style:text-properties fo:color="#000000" style:font-name="Consolas1" fo:font-size="10pt" style:font-size-asian="10pt"/>
    </style:style>
    <style:style style:name="T18" style:family="text">
      <style:text-properties fo:color="#000000" style:font-name="Consolas1" fo:font-size="10pt" style:font-size-asian="10pt"/>
    </style:style>
    <style:style style:name="T19" style:family="text">
      <style:text-properties officeooo:rsid="00317093"/>
    </style:style>
    <style:style style:name="T20" style:family="text">
      <style:text-properties fo:color="#008080" style:font-name="Consolas1" fo:font-size="10pt" style:font-size-asian="10pt"/>
    </style:style>
    <style:style style:name="T21" style:family="text">
      <style:text-properties fo:color="#3f7f7f" style:font-name="Consolas1" fo:font-size="10pt" style:font-size-asian="10pt"/>
    </style:style>
    <style:style style:name="T22" style:family="text">
      <style:text-properties style:font-name="Consolas1" fo:font-size="10pt" style:font-size-asian="10pt"/>
    </style:style>
    <style:style style:name="T23" style:family="text">
      <style:text-properties fo:color="#7f007f" style:font-name="Consolas1" fo:font-size="10pt" style:font-size-asian="10pt"/>
    </style:style>
    <style:style style:name="T24" style:family="text">
      <style:text-properties fo:color="#3f5fbf" style:font-name="Consolas1" fo:font-size="10pt" style:font-size-asian="10pt"/>
    </style:style>
    <style:style style:name="T25" style:family="text">
      <style:text-properties fo:color="#3f5fbf" style:font-name="Consolas1" fo:font-size="10pt" style:text-underline-style="solid" style:text-underline-width="auto" style:text-underline-color="font-color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bereitung</text:p>
      <text:p text:style-name="P1">Installation</text:p>
      <text:p text:style-name="P1">IDE: Eclipse Luna EE</text:p>
      <text:p text:style-name="P1">Plugins: </text:p>
      <text:list xml:id="list4247745416641268776" text:style-name="L1">
        <text:list-item>
          <text:p text:style-name="P4"><text:span text:style-name="T1"><text:s/></text:span><text:span text:style-name="T3">Eclipse Grovy REPL Scripting Environment 1.6.0 zur Live Scriptüberprüfung</text:span></text:p>
        </text:list-item>
        <text:list-item>
          <text:p text:style-name="P5">AngularJS Eclipse 0.7.0 (mit Tern Eclipse und NodeJS)</text:p>
        </text:list-item>
        <text:list-item>
          <text:p text:style-name="P5">Jboss Tools installation ohne Angular JS Abhängigkeiten zu überschreiben</text:p>
        </text:list-item>
      </text:list>
      <text:p text:style-name="P6"/>
      <text:p text:style-name="P6">Initialation eines AngularJS Projects</text:p>
      <text:list xml:id="list8011638671295538143" text:style-name="L2">
        <text:list-item>
          <text:p text:style-name="P7">neues Dynamic Web Project</text:p>
        </text:list-item>
        <text:list-item>
          <text:p text:style-name="P7">zu einem AngularJS Projekt umwandeln über Configure/Convert</text:p>
        </text:list-item>
        <text:list-item>
          <text:p text:style-name="P7">im Ordner WebContent Ordner app und libraries anlege</text:p>
        </text:list-item>
        <text:list-item>
          <text:p text:style-name="P7">app beinhaltet *.js Dateien als Controller und *.html Dateien als View</text:p>
        </text:list-item>
        <text:list-item>
          <text:p text:style-name="P7">libraries beinahltet entpackte ANGULARJS und BOOTSTRAP Bibliotheken</text:p>
        </text:list-item>
        <text:list-item>
          <text:p text:style-name="P28"><text:span text:style-name="T2">Angularjs Library </text:span><text:a xlink:type="simple" xlink:href="https://angularjs.org/">https://angularjs.org/</text:a><text:span text:style-name="T2"> verwendet 1.3.4. hilfe nicht mit in Project einbinden führt zu Fehlern</text:span></text:p>
        </text:list-item>
        <text:list-item>
          <text:p text:style-name="P28"><text:span text:style-name="T2">Bootstrap Library </text:span><text:a xlink:type="simple" xlink:href="http://getbootstrap.com/getting-started/#download">http://getbootstrap.com/getting-started/#download</text:a></text:p>
          <text:p text:style-name="P9"/>
        </text:list-item>
        <text:list-item>
          <text:p text:style-name="P7">Java script recourses Einstellungen app ordner als Source Folder</text:p>
        </text:list-item>
        <text:list-item>
          <text:p text:style-name="P7">Java script recourses Einstellungen libraries ordner als library Folder </text:p>
        </text:list-item>
        <text:list-item>
          <text:p text:style-name="P7">Im Ordner WebContent eine index.html als Einstiegspunkt anlegen</text:p>
        </text:list-item>
      </text:list>
      <text:p text:style-name="P6"/>
      <text:p text:style-name="P6">Start und Einrichtung Wildfly Server und Model Project</text:p>
      <text:list xml:id="list5064653913214426694" text:style-name="L3">
        <text:list-item>
          <text:p text:style-name="P8">Einrichtung Wildfly </text:p>
        </text:list-item>
        <text:list-item>
          <text:p text:style-name="P10">PostgressSQL Verbindung zum Wildfly Server</text:p>
        </text:list-item>
        <text:list-item>
          <text:p text:style-name="P10">Laden des Modell Projektes und Start auf dem Wildfly Server</text:p>
        </text:list-item>
        <text:list-item>
          <text:p text:style-name="P10">Laden des Angularjs Projectes auf dem Wildfly Server</text:p>
        </text:list-item>
      </text:list>
      <text:p text:style-name="P11"/>
      <text:p text:style-name="P2"><text:span text:style-name="T2">Rest </text:span><text:span text:style-name="T4">Entwicklung Server</text:span></text:p>
      <text:list xml:id="list4254305798578144203" text:style-name="L4">
        <text:list-item>
          <text:p text:style-name="P29"><text:span text:style-name="T4">S</text:span><text:span text:style-name="T2">imple Rest für Entitys unter „/Entityname+REST“</text:span></text:p>
        </text:list-item>
        <text:list-item>
          <text:p text:style-name="P12">verwendung von Response und entityManager</text:p>
        </text:list-item>
        <text:list-item>
          <text:p text:style-name="P29"><text:span text:style-name="T11">@XmlRootElement</text:span><text:span text:style-name="T2"> in entitys einfügen um XML Ausgabe zu ermöglichen</text:span></text:p>
        </text:list-item>
        <text:list-item>
          <text:p text:style-name="P13">POST Create Angabe ohne ID</text:p>
        </text:list-item>
        <text:list-item>
          <text:p text:style-name="P13">PUT Update mit Angabe der ID</text:p>
        </text:list-item>
        <text:list-item>
          <text:p text:style-name="P13">DELETE eines Elements „/id“</text:p>
        </text:list-item>
        <text:list-item>
          <text:p text:style-name="P13">GET <text:s/>eines Elements „/id“</text:p>
        </text:list-item>
        <text:list-item>
          <text:p text:style-name="P13">GET Liste aller Entitys</text:p>
        </text:list-item>
        <text:list-item>
          <text:p text:style-name="P29"><text:span text:style-name="T2">TODO Ausgabe von Daten </text:span><text:span text:style-name="T6">mit</text:span><text:span text:style-name="T2"> Abhängigkeiten auf Server oder im </text:span><text:span text:style-name="T5">S</text:span><text:span text:style-name="T2">cript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Einbindung der Librarys</text:p>
      <text:list xml:id="list8867359495284665685" text:style-name="L5">
        <text:list-item>
          <text:p text:style-name="P16">Bootstrap CSS Library </text:p>
          <text:list>
            <text:list-item>
              <text:p text:style-name="P16">da sich die views in app/bank-app/view befinden</text:p>
            </text:list-item>
            <text:list-item>
              <text:p text:style-name="P16">als erstes zum WebContent Root Ordner ../../../</text:p>
            </text:list-item>
            <text:list-item>
              <text:p text:style-name="P16">dann in den Ordner libraries/dist/css</text:p>
            </text:list-item>
            <text:list-item>
              <text:p text:style-name="P30"><text:span text:style-name="T7">css mainfile </text:span><text:span text:style-name="T12">bootstrap.css</text:span></text:p>
              <text:p text:style-name="P25"/>
            </text:list-item>
          </text:list>
        </text:list-item>
        <text:list-item>
          <text:p text:style-name="P16">Angularjs Library</text:p>
          <text:list>
            <text:list-item>
              <text:p text:style-name="P16">da sich die views in app/bank-app/view befinden</text:p>
            </text:list-item>
            <text:list-item>
              <text:p text:style-name="P16">als erstes zum WebContent Root Ordner ../../../</text:p>
            </text:list-item>
            <text:list-item>
              <text:p text:style-name="P30"><text:span text:style-name="T7">dann in den Ordner libraries /</text:span><text:span text:style-name="T12">angular-1.3.4</text:span></text:p>
            </text:list-item>
            <text:list-item>
              <text:p text:style-name="P30"><text:span text:style-name="T7">js mainfile </text:span><text:span text:style-name="T12">angular.js</text:span></text:p>
            </text:list-item>
          </text:list>
        </text:list-item>
      </text:list>
      <text:p text:style-name="P26"/>
      <text:p text:style-name="P14"/>
      <text:p text:style-name="P3"><text:span text:style-name="T4">C</text:span><text:span text:style-name="T2">ontroller Templatisierung</text:span></text:p>
      <text:p text:style-name="P17"/>
      <text:list xml:id="list1024031514947622289" text:style-name="L6">
        <text:list-item>
          <text:p text:style-name="P18">Erstellung der Einzelmodule mit Controllern als mainmodule.modulname</text:p>
        </text:list-item>
        <text:list-item>
          <text:p text:style-name="P18">implementierung im hauptmodule in der moduledefinition </text:p>
        </text:list-item>
        <text:list-item>
          <text:p text:style-name="P31"><text:span text:style-name="T10">angular.module(</text:span><text:span text:style-name="T14">'</text:span><text:span text:style-name="T2">mainmodule</text:span><text:span text:style-name="T14">'</text:span><text:span text:style-name="T17">, [</text:span><text:span text:style-name="T14">'</text:span><text:span text:style-name="T2">mainmodule</text:span><text:span text:style-name="T14">.</text:span><text:span text:style-name="T2">modulname1</text:span><text:span text:style-name="T14">'</text:span><text:span text:style-name="T17">,</text:span><text:span text:style-name="T14">'</text:span><text:span text:style-name="T2">mainmodule</text:span><text:span text:style-name="T14">.</text:span><text:span text:style-name="T2">modulname2</text:span><text:span text:style-name="T14">'</text:span><text:span text:style-name="T17">]);</text:span></text:p>
        </text:list-item>
        <text:list-item>
          <text:p text:style-name="P19">implementieung der js files aller untermodule und des Hauptmodules</text:p>
        </text:list-item>
        <text:list-item>
          <text:p text:style-name="P27">module implementieren angular-route.js</text:p>
        </text:list-item>
      </text:list>
      <text:p text:style-name="P17"/>
      <text:p text:style-name="P17">View Templatisierung</text:p>
      <text:list xml:id="list5122279937771939102" text:style-name="L7">
        <text:list-item>
          <text:p text:style-name="P20">Template braucht einen eigenen Controllern</text:p>
        </text:list-item>
        <text:list-item>
          <text:p text:style-name="P32">ng-include mit template url im Controller als Variable </text:p>
        </text:list-item>
        <text:list-item>
          <text:p text:style-name="P32">Controller variable muss imt html code mit 'variable' implementiert werden da Angularjs sonst die url nicht auflösen kann </text:p>
        </text:list-item>
        <text:list-item>
          <text:p text:style-name="P33">im Template ng-app und ng-controller implementieren</text:p>
        </text:list-item>
        <text:list-item>
          <text:p text:style-name="P34">controller zum aufruf und zum ausführen in einem Module</text:p>
        </text:list-item>
      </text:list>
      <text:p text:style-name="P21"/>
      <text:p text:style-name="P22">Servereinbindung und Vorbereitung Restanbindung</text:p>
      <text:list xml:id="list1156430892476420708" text:style-name="L8">
        <text:list-item>
          <text:p text:style-name="P23">nach download projeckt maven projekt refresh</text:p>
        </text:list-item>
        <text:list-item>
          <text:p text:style-name="P23">javx.ws activieren <text:span text:style-name="T19">in pom.xml</text:span></text:p>
        </text:list-item>
        <text:list-item>
          <text:p text:style-name="P35"><text:span text:style-name="T8">change persistence.xml </text:span><text:span text:style-name="T20">&lt;</text:span><text:span text:style-name="T21">property</text:span><text:span text:style-name="T22"> </text:span><text:span text:style-name="T23">name</text:span><text:span text:style-name="T17">=</text:span><text:span text:style-name="T15">"hibernate.hbm2ddl.auto"</text:span><text:span text:style-name="T22"> </text:span><text:span text:style-name="T23">value</text:span><text:span text:style-name="T17">=</text:span><text:span text:style-name="T15">"update"</text:span><text:span text:style-name="T22"> </text:span><text:span text:style-name="T20">/&gt;</text:span></text:p>
        </text:list-item>
        <text:list-item>
          <text:p text:style-name="P35"><text:span text:style-name="T8">from </text:span><text:span text:style-name="T20">&lt;</text:span><text:span text:style-name="T21">property</text:span><text:span text:style-name="T22"> </text:span><text:span text:style-name="T23">name</text:span><text:span text:style-name="T17">=</text:span><text:span text:style-name="T15">"hibernate.hbm2ddl.auto"</text:span><text:span text:style-name="T22"> </text:span><text:span text:style-name="T23">value</text:span><text:span text:style-name="T17">=</text:span><text:span text:style-name="T15">"</text:span><text:span text:style-name="T16">drop</text:span><text:span text:style-name="T15">"</text:span><text:span text:style-name="T22"> </text:span><text:span text:style-name="T20">/&gt;</text:span></text:p>
        </text:list-item>
        <text:list-item>
          <text:p text:style-name="P36"><text:span text:style-name="T9">update web.xml </text:span><text:span text:style-name="T13">mit restpfad </text:span></text:p>
        </text:list-item>
        <text:list-item>
          <text:p text:style-name="P37"><text:span text:style-name="T17"><text:s text:c="4"/></text:span><text:span text:style-name="T20">&lt;</text:span><text:span text:style-name="T21">servlet-mapping</text:span><text:span text:style-name="T20">&gt;</text:span></text:p>
        </text:list-item>
        <text:list-item>
          <text:p text:style-name="P37"><text:span text:style-name="T17"><text:s text:c="8"/></text:span><text:span text:style-name="T20">&lt;</text:span><text:span text:style-name="T21">servlet-name</text:span><text:span text:style-name="T20">&gt;</text:span><text:span text:style-name="T17">javax.ws.rs.core.Application</text:span><text:span text:style-name="T20">&lt;/</text:span><text:span text:style-name="T21">servlet-name</text:span><text:span text:style-name="T20">&gt;</text:span></text:p>
        </text:list-item>
        <text:list-item>
          <text:p text:style-name="P37"><text:span text:style-name="T17"><text:s text:c="8"/></text:span><text:span text:style-name="T20">&lt;</text:span><text:span text:style-name="T21">url-pattern</text:span><text:span text:style-name="T20">&gt;</text:span><text:span text:style-name="T17">/rest/*</text:span><text:span text:style-name="T20">&lt;/</text:span><text:span text:style-name="T21">url-pattern</text:span><text:span text:style-name="T20">&gt;</text:span></text:p>
        </text:list-item>
        <text:list-item>
          <text:p text:style-name="P37"><text:span text:style-name="T17"><text:s text:c="4"/></text:span><text:span text:style-name="T20">&lt;/</text:span><text:span text:style-name="T21">servlet-mapping</text:span><text:span text:style-name="T20">&gt;</text:span></text:p>
        </text:list-item>
      </text:list>
      <text:p text:style-name="P24"><text:span text:style-name="T24"/></text:p>
      <text:p text:style-name="P24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3:55:08.687000000</meta:creation-date>
    <dc:date>2014-12-11T18:17:34.704000000</dc:date>
    <meta:editing-duration>PT9H42M30S</meta:editing-duration>
    <meta:editing-cycles>29</meta:editing-cycles>
    <meta:generator>LibreOffice/4.2.1.1$Windows_x86 LibreOffice_project/d7dbbd7842e6a58b0f521599204e827654e1fb8b</meta:generator>
    <meta:document-statistic meta:table-count="0" meta:image-count="0" meta:object-count="0" meta:page-count="2" meta:paragraph-count="68" meta:word-count="427" meta:character-count="3090" meta:non-whitespace-character-count="2752"/>
  </office:meta>
</office:document-meta>
</file>